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33.18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5.12mm"/>
    </style:style>
    <style:style style:name="co8" style:family="table-column">
      <style:table-column-properties fo:break-before="auto" style:column-width="27.89mm"/>
    </style:style>
    <style:style style:name="co9" style:family="table-column">
      <style:table-column-properties fo:break-before="auto" style:column-width="37.01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5"/>
        <table:table-column table:style-name="co11" table:default-cell-style-name="ce25"/>
        <table:table-column table:style-name="co1" table:number-columns-repeated="1008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7"/>
          <table:table-cell table:style-name="ce22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Actor Critic with tiles code and discrete action</text:p>
          </table:table-cell>
          <table:covered-table-cell table:style-name="ce11"/>
          <table:covered-table-cell table:style-name="ce14"/>
          <table:covered-table-cell table:number-columns-repeated="7" table:style-name="ce12"/>
          <table:covered-table-cell table:number-columns-repeated="2" table:style-name="ce27"/>
          <table:table-cell table:number-columns-repeated="1008"/>
        </table:table-row>
        <table:table-row table:style-name="ro1">
          <table:table-cell/>
          <table:table-cell table:style-name="ce11" table:number-columns-spanned="12" table:number-rows-spanned="1"/>
          <table:covered-table-cell table:style-name="ce11"/>
          <table:covered-table-cell table:number-columns-repeated="2" table:style-name="ce14"/>
          <table:covered-table-cell table:number-columns-repeated="6" table:style-name="ce12"/>
          <table:covered-table-cell table:number-columns-repeated="2" table:style-name="ce27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Test ID</text:p>
          </table:table-cell>
          <table:table-cell table:style-name="ce12" office:value-type="string" calcext:value-type="string">
            <text:p>Encode</text:p>
          </table:table-cell>
          <table:table-cell table:style-name="ce12" office:value-type="string" calcext:value-type="string">
            <text:p># Inputs</text:p>
          </table:table-cell>
          <table:table-cell table:number-columns-repeated="2" table:style-name="ce12" office:value-type="string" calcext:value-type="string">
            <text:p>Hidden Layer 1</text:p>
          </table:table-cell>
          <table:table-cell table:style-name="ce12" office:value-type="string" calcext:value-type="string">
            <text:p># Outputs</text:p>
          </table:table-cell>
          <table:table-cell table:style-name="ce12" office:value-type="string" calcext:value-type="string">
            <text:p># Parameters</text:p>
          </table:table-cell>
          <table:table-cell table:style-name="ce12" office:value-type="string" calcext:value-type="string">
            <text:p># Steps</text:p>
          </table:table-cell>
          <table:table-cell table:style-name="ce12" office:value-type="string" calcext:value-type="string">
            <text:p>Avg Returns</text:p>
          </table:table-cell>
          <table:table-cell table:style-name="ce12" office:value-type="string" calcext:value-type="string">
            <text:p>Last 100 Returns</text:p>
          </table:table-cell>
          <table:table-cell table:style-name="ce27" office:value-type="string" calcext:value-type="string">
            <text:p>Avg Error</text:p>
          </table:table-cell>
          <table:table-cell table:style-name="ce27" office:value-type="string" calcext:value-type="string">
            <text:p>Last 100 Error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5]&gt;0;([.D5]+1)*[.E5]+([.E5]+1)*[.F5]+([.F5]+1)*[.G5];IF([.E5]&gt;0;([.D5]+1)*[.E5]+([.E5]+1)*[.G5];([.D5]+1)*[.G5]))*2" office:value-type="float" office:value="130690" calcext:value-type="float">
            <text:p>130.69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24"/>
          <table:table-cell table:number-columns-repeated="1009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6]&gt;0;([.D6]+1)*[.E6]+([.E6]+1)*[.F6]+([.F6]+1)*[.G6];IF([.E6]&gt;0;([.D6]+1)*[.E6]+([.E6]+1)*[.G6];([.D6]+1)*[.G6]))*2" office:value-type="float" office:value="132550" calcext:value-type="float">
            <text:p>132.5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7]&gt;0;([.D7]+1)*[.E7]+([.E7]+1)*[.F7]+([.F7]+1)*[.G7];IF([.E7]&gt;0;([.D7]+1)*[.E7]+([.E7]+1)*[.G7];([.D7]+1)*[.G7]))*2" office:value-type="float" office:value="512250" calcext:value-type="float">
            <text:p>512.2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8]&gt;0;([.D8]+1)*[.E8]+([.E8]+1)*[.F8]+([.F8]+1)*[.G8];IF([.E8]&gt;0;([.D8]+1)*[.E8]+([.E8]+1)*[.G8];([.D8]+1)*[.G8]))*2" office:value-type="float" office:value="435050" calcext:value-type="float">
            <text:p>435.050</text:p>
          </table:table-cell>
          <table:table-cell table:style-name="ce7" office:value-type="float" office:value="3000" calcext:value-type="float">
            <text:p>30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9]&gt;0;([.D9]+1)*[.E9]+([.E9]+1)*[.F9]+([.F9]+1)*[.G9];IF([.E9]&gt;0;([.D9]+1)*[.E9]+([.E9]+1)*[.G9];([.D9]+1)*[.G9]))*2" office:value-type="float" office:value="455250" calcext:value-type="float">
            <text:p>455.2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0]&gt;0;([.D10]+1)*[.E10]+([.E10]+1)*[.F10]+([.F10]+1)*[.G10];IF([.E10]&gt;0;([.D10]+1)*[.E10]+([.E10]+1)*[.G10];([.D10]+1)*[.G10]))*2" office:value-type="float" office:value="25810" calcext:value-type="float">
            <text:p>25.81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1]&gt;0;([.D11]+1)*[.E11]+([.E11]+1)*[.F11]+([.F11]+1)*[.G11];IF([.E11]&gt;0;([.D11]+1)*[.E11]+([.E11]+1)*[.G11];([.D11]+1)*[.G11]))*2" office:value-type="float" office:value="27670" calcext:value-type="float">
            <text:p>27.67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2]&gt;0;([.D12]+1)*[.E12]+([.E12]+1)*[.F12]+([.F12]+1)*[.G12];IF([.E12]&gt;0;([.D12]+1)*[.E12]+([.E12]+1)*[.G12];([.D12]+1)*[.G12]))*2" office:value-type="float" office:value="75250" calcext:value-type="float">
            <text:p>75.2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3]&gt;0;([.D13]+1)*[.E13]+([.E13]+1)*[.F13]+([.F13]+1)*[.G13];IF([.E13]&gt;0;([.D13]+1)*[.E13]+([.E13]+1)*[.G13];([.D13]+1)*[.G13]))*2" office:value-type="float" office:value="85450" calcext:value-type="float">
            <text:p>85.4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4]&gt;0;([.D14]+1)*[.E14]+([.E14]+1)*[.F14]+([.F14]+1)*[.G14];IF([.E14]&gt;0;([.D14]+1)*[.E14]+([.E14]+1)*[.G14];([.D14]+1)*[.G14]))*2" office:value-type="float" office:value="105650" calcext:value-type="float">
            <text:p>105.6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5]&gt;0;([.D15]+1)*[.E15]+([.E15]+1)*[.F15]+([.F15]+1)*[.G15];IF([.E15]&gt;0;([.D15]+1)*[.E15]+([.E15]+1)*[.G15];([.D15]+1)*[.G15]))*2" office:value-type="float" office:value="26650" calcext:value-type="float">
            <text:p>26.6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6]&gt;0;([.D16]+1)*[.E16]+([.E16]+1)*[.F16]+([.F16]+1)*[.G16];IF([.E16]&gt;0;([.D16]+1)*[.E16]+([.E16]+1)*[.G16];([.D16]+1)*[.G16]))*2" office:value-type="float" office:value="26650" calcext:value-type="float">
            <text:p>26.6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7]&gt;0;([.D17]+1)*[.E17]+([.E17]+1)*[.F17]+([.F17]+1)*[.G17];IF([.E17]&gt;0;([.D17]+1)*[.E17]+([.E17]+1)*[.G17];([.D17]+1)*[.G17]))*2" office:value-type="float" office:value="46850" calcext:value-type="float">
            <text:p>46.8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8]&gt;0;([.D18]+1)*[.E18]+([.E18]+1)*[.F18]+([.F18]+1)*[.G18];IF([.E18]&gt;0;([.D18]+1)*[.E18]+([.E18]+1)*[.G18];([.D18]+1)*[.G18]))*2" office:value-type="float" office:value="79450" calcext:value-type="float">
            <text:p>79.4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9]&gt;0;([.D19]+1)*[.E19]+([.E19]+1)*[.F19]+([.F19]+1)*[.G19];IF([.E19]&gt;0;([.D19]+1)*[.E19]+([.E19]+1)*[.G19];([.D19]+1)*[.G19]))*2" office:value-type="float" office:value="260050" calcext:value-type="float">
            <text:p>260.0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0]&gt;0;([.D20]+1)*[.E20]+([.E20]+1)*[.F20]+([.F20]+1)*[.G20];IF([.E20]&gt;0;([.D20]+1)*[.E20]+([.E20]+1)*[.G20];([.D20]+1)*[.G20]))*2" office:value-type="float" office:value="264250" calcext:value-type="float">
            <text:p>264.2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1]&gt;0;([.D21]+1)*[.E21]+([.E21]+1)*[.F21]+([.F21]+1)*[.G21];IF([.E21]&gt;0;([.D21]+1)*[.E21]+([.E21]+1)*[.G21];([.D21]+1)*[.G21]))*2" office:value-type="float" office:value="689850" calcext:value-type="float">
            <text:p>689.8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 table:number-rows-repeated="1048551">
          <table:table-cell table:number-columns-repeated="1021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48:23.1638404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4-22T21:56:40.739553421</dc:date>
    <meta:editing-duration>PT8H44M49S</meta:editing-duration>
    <meta:editing-cycles>28</meta:editing-cycles>
    <meta:generator>LibreOffice/6.0.7.3$Linux_X86_64 LibreOffice_project/00m0$Build-3</meta:generator>
    <meta:document-statistic meta:table-count="1" meta:cell-count="149" meta:object-count="0"/>
  </office:meta>
</office:document-meta>
</file>